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4814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2c001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99ff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ffff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cc99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6cm" svg:height="8.382cm" svg:x="2.016cm" svg:y="2.0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1.016cm" svg:x="4.302cm" svg:y="6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3.286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2.32cm" svg:y="2.3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2.32cm" svg:y="3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2.32cm" svg:y="3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4.098cm" svg:y="2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458cm" svg:height="0.551cm" svg:x="6.13cm" svg:y="2.7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3.463cm" svg:y="7.0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08cm" svg:height="0.551cm" svg:x="7.35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7.35cm" svg:y="2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7.096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7.096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2.524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2.524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draw:layer="layout" svg:width="0.254cm" svg:height="0.297cm" svg:x="3.413cm" svg:y="10.0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54cm" svg:height="0.297cm" svg:x="3.813cm" svg:y="10.0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4cm" svg:height="0.297cm" svg:x="4.213cm" svg:y="10.0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1.27cm" svg:height="0.635cm" svg:x="3.159cm" svg:y="4.7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127cm" svg:height="0.127cm" svg:x="3.9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4.2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9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4.2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3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6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3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6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7.17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7.2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2.27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2.3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6.096cm" svg:height="8.382cm" svg:x="10.941cm" svg:y="2.0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1.016cm" svg:x="13.227cm" svg:y="6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12.211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1.245cm" svg:y="2.3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1.245cm" svg:y="3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1.245cm" svg:y="3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3.023cm" svg:y="2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458cm" svg:height="0.551cm" svg:x="15.055cm" svg:y="2.7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2.388cm" svg:y="7.0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08cm" svg:height="0.551cm" svg:x="16.275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16.275cm" svg:y="2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16.021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16.021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11.449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11.449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draw:layer="layout" svg:width="0.254cm" svg:height="0.297cm" svg:x="12.338cm" svg:y="10.0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54cm" svg:height="0.297cm" svg:x="12.738cm" svg:y="10.0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4cm" svg:height="0.297cm" svg:x="13.138cm" svg:y="10.0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1.27cm" svg:height="0.635cm" svg:x="12.084cm" svg:y="4.7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127cm" svg:height="0.127cm" svg:x="12.8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3.1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8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3.1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2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5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2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5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16.095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16.2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11.195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11.3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0" draw:text-style-name="P1" draw:layer="layout" svg:x1="7.731cm" svg:y1="7.477cm" svg:x2="12.938cm" svg:y2="7.477cm">
          <text:p/>
        </draw:line>
        <draw:line draw:style-name="gr10" draw:text-style-name="P1" draw:layer="layout" svg:x1="12.938cm" svg:y1="5.191cm" svg:x2="12.938cm" svg:y2="7.477cm">
          <text:p/>
        </draw:line>
        <draw:line draw:style-name="gr11" draw:text-style-name="P1" draw:layer="layout" svg:x1="7.731cm" svg:y1="6.334cm" svg:x2="12.557cm" svg:y2="6.334cm">
          <text:p/>
        </draw:line>
        <draw:line draw:style-name="gr11" draw:text-style-name="P1" draw:layer="layout" svg:x1="12.557cm" svg:y1="5.191cm" svg:x2="12.558cm" svg:y2="6.334cm">
          <text:p/>
        </draw:line>
        <draw:line draw:style-name="gr12" draw:text-style-name="P1" draw:layer="layout" svg:x1="7.731cm" svg:y1="5.953cm" svg:x2="12.303cm" svg:y2="5.953cm">
          <text:p/>
        </draw:line>
        <draw:line draw:style-name="gr12" draw:text-style-name="P1" draw:layer="layout" svg:x1="12.303cm" svg:y1="5.191cm" svg:x2="12.303cm" svg:y2="5.953cm">
          <text:p/>
        </draw:line>
        <draw:line draw:style-name="gr13" draw:text-style-name="P1" draw:layer="layout" svg:x1="7.731cm" svg:y1="4.429cm" svg:x2="7.731cm" svg:y2="5.699cm">
          <text:p/>
        </draw:line>
        <draw:line draw:style-name="gr13" draw:text-style-name="P1" draw:layer="layout" svg:x1="7.731cm" svg:y1="4.429cm" svg:x2="16.621cm" svg:y2="4.429cm">
          <text:p/>
        </draw:line>
        <draw:line draw:style-name="gr13" draw:text-style-name="P1" draw:layer="layout" svg:x1="16.621cm" svg:y1="4.429cm" svg:x2="16.621cm" svg:y2="5.699cm">
          <text:p/>
        </draw:line>
        <draw:line draw:style-name="gr14" draw:text-style-name="P1" draw:layer="layout" svg:x1="7.731cm" svg:y1="8.366cm" svg:x2="13.192cm" svg:y2="8.366cm">
          <text:p/>
        </draw:line>
        <draw:line draw:style-name="gr14" draw:text-style-name="P1" draw:layer="layout" svg:x1="13.192cm" svg:y1="5.191cm" svg:x2="13.192cm" svg:y2="8.366cm">
          <text:p/>
        </draw:line>
        <draw:line draw:style-name="gr15" draw:text-style-name="P1" draw:layer="layout" svg:x1="7.731cm" svg:y1="7.223cm" svg:x2="9.509cm" svg:y2="7.223cm">
          <text:p/>
        </draw:line>
        <draw:line draw:style-name="gr15" draw:text-style-name="P1" draw:layer="layout" svg:x1="9.509cm" svg:y1="1.127cm" svg:x2="9.509cm" svg:y2="7.223cm">
          <text:p/>
        </draw:line>
        <draw:line draw:style-name="gr15" draw:text-style-name="P1" draw:layer="layout" svg:x1="9.509cm" svg:y1="1.127cm" svg:x2="16.621cm" svg:y2="1.127cm">
          <text:p/>
        </draw:line>
        <draw:line draw:style-name="gr15" draw:text-style-name="P1" draw:layer="layout" svg:x1="16.62cm" svg:y1="1.127cm" svg:x2="16.621cm" svg:y2="1.635cm">
          <text:p/>
        </draw:line>
        <draw:frame draw:style-name="gr16" draw:text-style-name="P2" draw:layer="layout" svg:width="3.81cm" svg:height="0.758cm" svg:x="13.573cm" svg:y="1.127cm">
          <draw:text-box>
            <text:p><text:span text:style-name="T1">nRST (see notes)</text:span></text:p>
          </draw:text-box>
        </draw:frame>
        <draw:frame draw:style-name="gr16" draw:text-style-name="P2" draw:layer="layout" svg:width="1.27cm" svg:height="0.758cm" svg:x="8.112cm" svg:y="5.449cm">
          <draw:text-box>
            <text:p><text:span text:style-name="T1">TCK</text:span></text:p>
          </draw:text-box>
        </draw:frame>
        <draw:frame draw:style-name="gr16" draw:text-style-name="P2" draw:layer="layout" svg:width="1.27cm" svg:height="0.758cm" svg:x="8.112cm" svg:y="6.211cm">
          <draw:text-box>
            <text:p><text:span text:style-name="T1">TMS</text:span></text:p>
          </draw:text-box>
        </draw:frame>
        <draw:frame draw:style-name="gr16" draw:text-style-name="P2" draw:layer="layout" svg:width="1.524cm" svg:height="0.758cm" svg:x="8.112cm" svg:y="6.719cm">
          <draw:text-box>
            <text:p><text:span text:style-name="T1">nRST</text:span></text:p>
          </draw:text-box>
        </draw:frame>
        <draw:frame draw:style-name="gr16" draw:text-style-name="P2" draw:layer="layout" svg:width="1.524cm" svg:height="0.758cm" svg:x="8.112cm" svg:y="7.35cm">
          <draw:text-box>
            <text:p><text:span text:style-name="T1">TDI</text:span></text:p>
          </draw:text-box>
        </draw:frame>
        <draw:frame draw:style-name="gr16" draw:text-style-name="P2" draw:layer="layout" svg:width="1.524cm" svg:height="0.758cm" svg:x="8.112cm" svg:y="8.239cm">
          <draw:text-box>
            <text:p><text:span text:style-name="T1">TDO</text:span></text:p>
          </draw:text-box>
        </draw:frame>
        <draw:frame draw:style-name="gr16" draw:text-style-name="P2" draw:layer="layout" svg:width="4.191cm" svg:height="0.758cm" svg:x="2.016cm" svg:y="1.381cm">
          <draw:text-box>
            <text:p><text:span text:style-name="T1">Leash Debugger</text:span></text:p>
          </draw:text-box>
        </draw:frame>
        <draw:frame draw:style-name="gr16" draw:text-style-name="P2" draw:layer="layout" svg:width="4.191cm" svg:height="0.758cm" svg:x="10.906cm" svg:y="1.385cm">
          <draw:text-box>
            <text:p><text:span text:style-name="T1">Tar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5:08:20.074314742</meta:creation-date>
    <dc:date>2015-10-08T16:09:29.458496909</dc:date>
    <meta:editing-duration>PT30M6S</meta:editing-duration>
    <meta:editing-cycles>3</meta:editing-cycles>
    <meta:generator>LibreOffice/4.2.8.2$Linux_X86_64 LibreOffice_project/420m0$Build-2</meta:generator>
    <meta:document-statistic meta:object-count="175"/>
  </office:meta>
</office:document-meta>
</file>